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.507cm" table:align="right"/>
    </style:style>
    <style:style style:name="Table1.A" style:family="table-column">
      <style:table-column-properties style:column-width="17.507cm"/>
    </style:style>
    <style:style style:name="Table1.A1" style:family="table-cell">
      <style:table-cell-properties fo:padding="0.3cm" fo:border="0.05pt solid #000000"/>
    </style:style>
    <style:style style:name="Table1.A2" style:family="table-cell">
      <style:table-cell-properties fo:padding="0.3cm" fo:border-left="0.05pt solid #000000" fo:border-right="0.05pt solid #000000" fo:border-top="none" fo:border-bottom="0.05pt solid #000000"/>
    </style:style>
    <style:style style:name="Table2" style:family="table">
      <style:table-properties style:width="17.507cm" fo:break-before="page" table:align="right"/>
    </style:style>
    <style:style style:name="Table2.A" style:family="table-column">
      <style:table-column-properties style:column-width="17.507cm"/>
    </style:style>
    <style:style style:name="Table2.A1" style:family="table-cell">
      <style:table-cell-properties fo:padding="0.3cm" fo:border="0.05pt solid #000000"/>
    </style:style>
    <style:style style:name="P1" style:family="paragraph" style:parent-style-name="Header">
      <style:paragraph-properties>
        <style:tab-stops>
          <style:tab-stop style:position="8.795cm" style:type="center"/>
          <style:tab-stop style:position="17.588cm" style:type="right"/>
        </style:tab-stops>
      </style:paragraph-properties>
      <style:text-properties officeooo:rsid="0022fd97"/>
    </style:style>
    <style:style style:name="P2" style:family="paragraph" style:parent-style-name="Footer">
      <style:text-properties officeooo:rsid="0022fd97" officeooo:paragraph-rsid="0022fd97"/>
    </style:style>
    <style:style style:name="P3" style:family="paragraph" style:parent-style-name="Text_20_body">
      <style:text-properties officeooo:paragraph-rsid="001f3cba"/>
    </style:style>
    <style:style style:name="P4" style:family="paragraph" style:parent-style-name="Text_20_body">
      <style:text-properties officeooo:paragraph-rsid="001d9149"/>
    </style:style>
    <style:style style:name="P5" style:family="paragraph" style:parent-style-name="Text_20_body">
      <style:text-properties officeooo:paragraph-rsid="001f3cba"/>
    </style:style>
    <style:style style:name="P6" style:family="paragraph" style:parent-style-name="Text_20_body">
      <style:text-properties officeooo:paragraph-rsid="001d9149"/>
    </style:style>
    <style:style style:name="P7" style:family="paragraph" style:parent-style-name="Text_20_body" style:list-style-name="L1">
      <style:text-properties officeooo:rsid="0028a734" officeooo:paragraph-rsid="0028a734"/>
    </style:style>
    <style:style style:name="P8" style:family="paragraph" style:parent-style-name="Text_20_body" style:list-style-name="L1">
      <style:text-properties officeooo:rsid="0029e011" officeooo:paragraph-rsid="0029e011"/>
    </style:style>
    <style:style style:name="P9" style:family="paragraph" style:parent-style-name="Text_20_body" style:list-style-name="List_20_2">
      <style:text-properties officeooo:rsid="002ba309" officeooo:paragraph-rsid="002ba309"/>
    </style:style>
    <style:style style:name="P10" style:family="paragraph" style:parent-style-name="Text_20_body">
      <style:text-properties officeooo:paragraph-rsid="002c5d84"/>
    </style:style>
    <style:style style:name="P11" style:family="paragraph" style:parent-style-name="Text_20_body">
      <style:text-properties officeooo:rsid="002e1b63" officeooo:paragraph-rsid="002e1b63"/>
    </style:style>
    <style:style style:name="P12" style:family="paragraph" style:parent-style-name="Text_20_body" style:list-style-name="L6">
      <style:text-properties officeooo:rsid="002e1b63" officeooo:paragraph-rsid="002e1b63"/>
    </style:style>
    <style:style style:name="P13" style:family="paragraph" style:parent-style-name="Text_20_body" style:list-style-name="L6">
      <style:text-properties officeooo:paragraph-rsid="002e1b63"/>
    </style:style>
    <style:style style:name="P14" style:family="paragraph" style:parent-style-name="Heading_20_1">
      <style:text-properties officeooo:paragraph-rsid="002c5d84"/>
    </style:style>
    <style:style style:name="T1" style:family="text">
      <style:text-properties officeooo:rsid="0023bf9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9149" style:font-weight-asian="bold" style:font-weight-complex="bold"/>
    </style:style>
    <style:style style:name="T4" style:family="text">
      <style:text-properties officeooo:rsid="001d9149"/>
    </style:style>
    <style:style style:name="T5" style:family="text">
      <style:text-properties officeooo:rsid="0025edcd"/>
    </style:style>
    <style:style style:name="T6" style:family="text">
      <style:text-properties officeooo:rsid="00272b89"/>
    </style:style>
    <style:style style:name="T7" style:family="text">
      <style:text-properties officeooo:rsid="0028a734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2ba309"/>
    </style:style>
    <style:style style:name="T10" style:family="text">
      <style:text-properties officeooo:rsid="002c5d84"/>
    </style:style>
    <style:style style:name="T11" style:family="text">
      <style:text-properties officeooo:rsid="002e1b63"/>
    </style:style>
    <style:style style:name="T12" style:family="text">
      <style:text-properties officeooo:rsid="002eba1e"/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<text:span text:style-name="T6">UC-2 : Créer les dossiers de formation pratique</text:span></text:h>
      <text:p text:style-name="P10"><text:span text:style-name="T10">Référence : SE-52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ext_20_body"><text:span text:style-name="T2">Périmètre </text:span>: Application de gestion des stages <text:span text:style-name="T5">du bureau de la formation pratique</text:span></text:p>
          </table:table-cell>
        </table:table-row>
        <table:table-row>
          <table:table-cell table:style-name="Table1.A2" office:value-type="string">
            <text:p text:style-name="Text_20_body"><text:span text:style-name="T2">Niveau </text:span>: Utilisateur interne</text:p>
          </table:table-cell>
        </table:table-row>
        <table:table-row>
          <table:table-cell table:style-name="Table1.A2" office:value-type="string">
            <text:p text:style-name="Text_20_body"><text:span text:style-name="T2">Acteur principal </text:span>: <text:span text:style-name="T9">L'administrateur</text:span></text:p>
          </table:table-cell>
        </table:table-row>
        <table:table-row>
          <table:table-cell table:style-name="Table1.A2" office:value-type="string">
            <text:p text:style-name="P4"><text:span text:style-name="T3">Parties prenantes et intérêts</text:span><text:span text:style-name="T4"> :</text:span></text:p>
            <text:list xml:id="list2946459605193706674" text:style-name="List_20_2">
              <text:list-item>
                <text:p text:style-name="P9"><text:span text:style-name="T2">L’administrateur</text:span><text:span text:style-name="T8"> veut déclencher un processus automatisé de création de dossiers de formation pratique.</text:span></text:p>
              </text:list-item>
            </text:list>
          </table:table-cell>
        </table:table-row>
        <table:table-row>
          <table:table-cell table:style-name="Table1.A2" office:value-type="string">
            <text:p text:style-name="P4"><text:span text:style-name="T2">Préalables </text:span>: <text:span text:style-name="T7">L'administrateur de stage</text:span> doit être <text:span text:style-name="T9">connecté</text:span>.</text:p>
          </table:table-cell>
        </table:table-row>
        <table:table-row>
          <table:table-cell table:style-name="Table1.A2" office:value-type="string">
            <text:p text:style-name="P3"><text:span text:style-name="T2">Post-conditions</text:span> : <text:span text:style-name="T7">Les nouveaux dossier de formation pratique sont créés est créé</text:span>.</text:p>
          </table:table-cell>
        </table:table-row>
        <table:table-row>
          <table:table-cell table:style-name="Table1.A2" office:value-type="string">
            <text:p text:style-name="P3"><text:span text:style-name="T2">Scénario principal</text:span> :</text:p>
            <text:list xml:id="list6821588448800005261" text:style-name="L1">
              <text:list-item>
                <text:p text:style-name="P7"><text:span text:style-name="T9">L'administrateur</text:span> accède à <text:span text:style-name="T9">la liste des programmes de la banque de savoir</text:span>.</text:p>
              </text:list-item>
              <text:list-item>
                <text:p text:style-name="P8"><text:span text:style-name="T9">L'administrateur sélectionne le programme pour lequel il veut activer la création des dossiers de formation pratique</text:span>.</text:p>
              </text:list-item>
              <text:list-item>
                <text:p text:style-name="P8"><text:span text:style-name="T10">Le système génère la création du dossier à partir de la liste des membres du programme</text:span>.</text:p>
              </text:list-item>
              <text:list-item>
                <text:p text:style-name="P8"><text:s/><text:span text:style-name="T11">Le système affiche la liste des membres</text:span></text:p>
              </text:list-item>
            </text:list>
          </table:table-cell>
        </table:table-row>
      </table:table>
      <text:p text:style-name="Text_20_body"/>
      <table:table table:name="Table2" table:style-name="Table2">
        <table:table-column table:style-name="Table2.A"/>
        <table:table-row>
          <table:table-cell table:style-name="Table2.A1" office:value-type="string">
            <text:p text:style-name="P3"><text:span text:style-name="T2">Scénarios alternatifs</text:span> :</text:p>
            <text:p text:style-name="P11">3a. Création manuelle de dossier</text:p>
            <text:list xml:id="list3521792500281389558" text:style-name="L6">
              <text:list-item>
                <text:p text:style-name="P13"><text:span text:style-name="T11">L'administrateur crée le dossier à partir du code permanent d'un d'étudiant</text:span></text:p>
              </text:list-item>
              <text:list-item>
                <text:p text:style-name="P12">Le système crée le dossier de formation pratique <text:span text:style-name="T12">et l'affiche à l'écran</text:span>.</text:p>
              </text:list-item>
            </text:list>
            <text:p text:style-name="P11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50%" style:page-number="auto" fo:background-color="transparent">
        <style:tab-stops/>
        <style:background-image/>
      </style:paragraph-properties>
      <style:text-properties style:font-name="Arial" fo:font-family="Arial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/>
      <style:text-properties fo:font-size="11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WW_5f_CharLFO9LVL1" style:display-name="WW_CharLFO9LVL1" style:family="text">
      <style:text-properties style:font-name="Arial Narrow" fo:font-family="'Arial Narrow'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Arial Narrow" fo:font-family="'Arial Narrow'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795cm" style:type="center"/>
          <style:tab-stop style:position="17.588cm" style:type="right"/>
        </style:tab-stops>
      </style:paragraph-properties>
      <style:text-properties officeooo:rsid="0022fd97"/>
    </style:style>
    <style:style style:name="MP2" style:family="paragraph" style:parent-style-name="Footer">
      <style:text-properties officeooo:rsid="0022fd97" officeooo:paragraph-rsid="0022fd97"/>
    </style:style>
    <style:style style:name="MT1" style:family="text">
      <style:text-properties officeooo:rsid="0023bf91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UQAM | SADSI<text:tab/><text:tab/><text:title>BFP - Application de gestion des stages</text:title></text:p>
      </style:header>
      <style:footer>
        <text:p text:style-name="MP2">Création <text:span text:style-name="MT1">le </text:span><text:creation-date style:data-style-name="N76">27 mai 2015</text:creation-date> <text:span text:style-name="MT1">par </text:span><text:span text:style-name="MT1"><text:initial-creator>Gabriel Com</text:initial-creator></text:span><text:tab/><text:tab/></text:p>
        <text:p text:style-name="MP2">Modifié <text:span text:style-name="MT1">le </text:span><text:modification-date style:data-style-name="N76">2 juin 2015</text:modification-date> <text:span text:style-name="MT1">par </text:span><text:span text:style-name="MT1"><text:creator>Gabriel Com</text:creator></text:span><text:tab/><text:tab/><text:page-number text:select-page="current">1</text:page-number> 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 Com</meta:initial-creator>
    <meta:creation-date>2015-05-27T13:08:55.205729000</meta:creation-date>
    <dc:date>2015-06-02T14:16:04.413281000</dc:date>
    <dc:creator>Gabriel Com</dc:creator>
    <meta:editing-duration>PT1H37M46S</meta:editing-duration>
    <meta:editing-cycles>10</meta:editing-cycles>
    <meta:generator>LibreOffice/4.3.4.1$MacOSX_X86_64 LibreOffice_project/bc356b2f991740509f321d70e4512a6a54c5f243</meta:generator>
    <dc:title>BFP - Application de gestion des stages</dc:title>
    <meta:document-statistic meta:table-count="2" meta:image-count="0" meta:object-count="0" meta:page-count="2" meta:paragraph-count="21" meta:word-count="189" meta:character-count="1165" meta:non-whitespace-character-count="999"/>
  </office:meta>
</office:document-meta>
</file>